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957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3346in"/>
    </style:style>
    <style:style style:name="co8" style:family="table-column">
      <style:table-column-properties fo:break-before="auto" style:column-width="1.2425in"/>
    </style:style>
    <style:style style:name="co9" style:family="table-column">
      <style:table-column-properties fo:break-before="auto" style:column-width="1.6972in"/>
    </style:style>
    <style:style style:name="co10" style:family="table-column">
      <style:table-column-properties fo:break-before="auto" style:column-width="1.2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00a933"/>
    </style:style>
    <style:style style:name="ce17" style:family="table-cell" style:parent-style-name="Default">
      <style:table-cell-properties fo:background-color="transparent"/>
      <style:text-properties fo:color="#c9211e"/>
    </style:style>
    <style:style style:name="ce18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color="#ff80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5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ex RPS" table:style-name="ta1">
        <table:shapes>
          <draw:frame draw:z-index="0" draw:style-name="gr1" draw:text-style-name="P1" svg:width="9.3047in" svg:height="5.2335in" svg:x="0.0547in" svg:y="2.4953in">
            <draw:object draw:notify-on-update-of-ranges="'Index RPS'.A1:'Index RPS'.A1 'Index RPS'.A2:'Index RPS'.A13 'Index RPS'.B1:'Index RPS'.B1 'Index RPS'.B2:'Index RPS'.B13 'Index RPS'.C1:'Index RPS'.C1 'Index RPS'.C2:'Index RPS'.C13 'Index RPS'.D1:'Index RPS'.D1 'Index RPS'.D2:'Index RPS'.D13 'Index RPS'.E1:'Index RPS'.E1 'Index RPS'.E2:'Index RPS'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25.19</text:p>
          </table:table-cell>
          <table:table-cell office:value-type="float" office:value="19.19" calcext:value-type="float">
            <text:p>19.19</text:p>
          </table:table-cell>
          <table:table-cell office:value-type="float" office:value="12.47" calcext:value-type="float">
            <text:p>12.47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64" calcext:value-type="float">
            <text:p>35.64</text:p>
          </table:table-cell>
          <table:table-cell office:value-type="float" office:value="30.92" calcext:value-type="float">
            <text:p>30.92</text:p>
          </table:table-cell>
          <table:table-cell office:value-type="float" office:value="18.9" calcext:value-type="float">
            <text:p>18.9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32" calcext:value-type="float">
            <text:p>43.32</text:p>
          </table:table-cell>
          <table:table-cell office:value-type="float" office:value="0.6" calcext:value-type="float">
            <text:p>0.6</text:p>
          </table:table-cell>
          <table:table-cell office:value-type="float" office:value="25.99" calcext:value-type="float">
            <text:p>25.99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87" calcext:value-type="float">
            <text:p>48.87</text:p>
          </table:table-cell>
          <table:table-cell office:value-type="float" office:value="0.6" calcext:value-type="float">
            <text:p>0.6</text:p>
          </table:table-cell>
          <table:table-cell office:value-type="float" office:value="29.05" calcext:value-type="float">
            <text:p>29.05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29" calcext:value-type="float">
            <text:p>54.29</text:p>
          </table:table-cell>
          <table:table-cell office:value-type="float" office:value="0.6" calcext:value-type="float">
            <text:p>0.6</text:p>
          </table:table-cell>
          <table:table-cell office:value-type="float" office:value="33.19" calcext:value-type="float">
            <text:p>33.1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3" calcext:value-type="float">
            <text:p>58.3</text:p>
          </table:table-cell>
          <table:table-cell office:value-type="float" office:value="0.6" calcext:value-type="float">
            <text:p>0.6</text:p>
          </table:table-cell>
          <table:table-cell office:value-type="float" office:value="35.75" calcext:value-type="float">
            <text:p>35.75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44" calcext:value-type="float">
            <text:p>61.44</text:p>
          </table:table-cell>
          <table:table-cell office:value-type="float" office:value="0.6" calcext:value-type="float">
            <text:p>0.6</text:p>
          </table:table-cell>
          <table:table-cell office:value-type="float" office:value="36.64" calcext:value-type="float">
            <text:p>36.64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99" calcext:value-type="float">
            <text:p>62.99</text:p>
          </table:table-cell>
          <table:table-cell office:value-type="float" office:value="0.6" calcext:value-type="float">
            <text:p>0.6</text:p>
          </table:table-cell>
          <table:table-cell office:value-type="float" office:value="37.92" calcext:value-type="float">
            <text:p>37.9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.7" calcext:value-type="float">
            <text:p>61.7</text:p>
          </table:table-cell>
          <table:table-cell office:value-type="float" office:value="0.6" calcext:value-type="float">
            <text:p>0.6</text:p>
          </table:table-cell>
          <table:table-cell office:value-type="float" office:value="37.42" calcext:value-type="float">
            <text:p>37.42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42" calcext:value-type="float">
            <text:p>61.42</text:p>
          </table:table-cell>
          <table:table-cell office:value-type="float" office:value="0.6" calcext:value-type="float">
            <text:p>0.6</text:p>
          </table:table-cell>
          <table:table-cell office:value-type="float" office:value="37.59" calcext:value-type="float">
            <text:p>37.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([.B11]+[.B13])/2" office:value-type="float" office:value="61.085" calcext:value-type="float">
            <text:p>61.085</text:p>
          </table:table-cell>
          <table:table-cell office:value-type="float" office:value="0.6" calcext:value-type="float">
            <text:p>0.6</text:p>
          </table:table-cell>
          <table:table-cell table:style-name="ce17"/>
          <table:table-cell office:value-type="float" office:value="1.34" calcext:value-type="float">
            <text:p>1.3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75" calcext:value-type="float">
            <text:p>60.75</text:p>
          </table:table-cell>
          <table:table-cell office:value-type="float" office:value="0.6" calcext:value-type="float">
            <text:p>0.6</text:p>
          </table:table-cell>
          <table:table-cell table:style-name="ce18"/>
          <table:table-cell table:number-columns-repeated="6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Index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Index Latency'.A1:'Index Latency'.A1 'Index Latency'.A2:'Index Latency'.A13 'Index Latency'.B1:'Index Latency'.B1 'Index Latency'.B2:'Index Latency'.B13 'Index Latency'.C1:'Index Latency'.C1 'Index Latency'.C2:'Index Latency'.C13 'Index Latency'.D1:'Index Latency'.D1 'Index Latency'.D2:'Index Latency'.D13 'Index Latency'.E1:'Index Latency'.E1 'Index Latency'.E2:'Index Latency'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16" calcext:value-type="float">
            <text:p>39.16</text:p>
          </table:table-cell>
          <table:table-cell office:value-type="float" office:value="51.6" calcext:value-type="float">
            <text:p>51.6</text:p>
          </table:table-cell>
          <table:table-cell/>
          <table:table-cell office:value-type="float" office:value="93.84" calcext:value-type="float">
            <text:p>93.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52" calcext:value-type="float">
            <text:p>55.52</text:p>
          </table:table-cell>
          <table:table-cell office:value-type="float" office:value="64.14" calcext:value-type="float">
            <text:p>64.14</text:p>
          </table:table-cell>
          <table:table-cell/>
          <table:table-cell office:value-type="float" office:value="56.09" calcext:value-type="float">
            <text:p>56.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63" calcext:value-type="float">
            <text:p>66.63</text:p>
          </table:table-cell>
          <table:table-cell table:number-columns-repeated="2"/>
          <table:table-cell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32" calcext:value-type="float">
            <text:p>81.32</text:p>
          </table:table-cell>
          <table:table-cell table:number-columns-repeated="2"/>
          <table:table-cell office:value-type="float" office:value="86.55" calcext:value-type="float">
            <text:p>86.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.54" calcext:value-type="float">
            <text:p>91.54</text:p>
          </table:table-cell>
          <table:table-cell table:number-columns-repeated="2"/>
          <table:table-cell office:value-type="float" office:value="94.7" calcext:value-type="float">
            <text:p>94.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.35" calcext:value-type="float">
            <text:p>102.35</text:p>
          </table:table-cell>
          <table:table-cell table:number-columns-repeated="2"/>
          <table:table-cell office:value-type="float" office:value="113.25" calcext:value-type="float">
            <text:p>113.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.4" calcext:value-type="float">
            <text:p>113.4</text:p>
          </table:table-cell>
          <table:table-cell table:number-columns-repeated="2"/>
          <table:table-cell office:value-type="float" office:value="127.81" calcext:value-type="float">
            <text:p>127.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.53" calcext:value-type="float">
            <text:p>110.5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.81" calcext:value-type="float">
            <text:p>112.81</text:p>
          </table:table-cell>
          <table:table-cell table:number-columns-repeated="2"/>
          <table:table-cell table:style-name="ce16" office:value-type="float" office:value="109.58" calcext:value-type="float">
            <text:p>109.5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.43" calcext:value-type="float">
            <text:p>113.43</text:p>
          </table:table-cell>
          <table:table-cell table:number-columns-repeated="2"/>
          <table:table-cell table:style-name="ce16" office:value-type="float" office:value="103.97" calcext:value-type="float">
            <text:p>103.9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([.B11]+[.B13])/2" office:value-type="float" office:value="114.06" calcext:value-type="float">
            <text:p>114.06</text:p>
          </table:table-cell>
          <table:table-cell table:number-columns-repeated="2"/>
          <table:table-cell table:style-name="ce16" office:value-type="float" office:value="121.5" calcext:value-type="float">
            <text:p>121.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.69" calcext:value-type="float">
            <text:p>114.69</text:p>
          </table:table-cell>
          <table:table-cell table:number-columns-repeated="2"/>
          <table:table-cell table:style-name="ce16"/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PI RPS" table:style-name="ta1">
        <table:shapes>
          <draw:frame draw:z-index="0" draw:style-name="gr1" draw:text-style-name="P1" svg:width="9.3047in" svg:height="5.2335in" svg:x="0.0547in" svg:y="2.4953in">
            <draw:object draw:notify-on-update-of-ranges="'API RPS'.A1:'API RPS'.A1 'API RPS'.A2:'API RPS'.A13 'API RPS'.B1:'API RPS'.B1 'API RPS'.B2:'API RPS'.B13 'API RPS'.C1:'API RPS'.C1 'API RPS'.C2:'API RPS'.C13 'API RPS'.D1:'API RPS'.D1 'API RPS'.D2:'API RPS'.D13 'API RPS'.E1:'API RPS'.E1 'API RPS'.E2:'API RPS'.E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29" calcext:value-type="float">
            <text:p>31.29</text:p>
          </table:table-cell>
          <table:table-cell office:value-type="float" office:value="30.57" calcext:value-type="float">
            <text:p>30.57</text:p>
          </table:table-cell>
          <table:table-cell office:value-type="float" office:value="20.34" calcext:value-type="float">
            <text:p>20.34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 office:value-type="float" office:value="44.29" calcext:value-type="float">
            <text:p>44.29</text:p>
          </table:table-cell>
          <table:table-cell office:value-type="float" office:value="29.72" calcext:value-type="float">
            <text:p>29.72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59" calcext:value-type="float">
            <text:p>57.59</text:p>
          </table:table-cell>
          <table:table-cell office:value-type="float" office:value="0.5" calcext:value-type="float">
            <text:p>0.5</text:p>
          </table:table-cell>
          <table:table-cell office:value-type="float" office:value="36.1" calcext:value-type="float">
            <text:p>36.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office:value-type="float" office:value="40.89" calcext:value-type="float">
            <text:p>40.89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32" calcext:value-type="float">
            <text:p>76.32</text:p>
          </table:table-cell>
          <table:table-cell office:value-type="float" office:value="0.5" calcext:value-type="float">
            <text:p>0.5</text:p>
          </table:table-cell>
          <table:table-cell office:value-type="float" office:value="44.84" calcext:value-type="float">
            <text:p>44.8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.92" calcext:value-type="float">
            <text:p>79.92</text:p>
          </table:table-cell>
          <table:table-cell office:value-type="float" office:value="0.5" calcext:value-type="float">
            <text:p>0.5</text:p>
          </table:table-cell>
          <table:table-cell office:value-type="float" office:value="48.3" calcext:value-type="float">
            <text:p>48.3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9" calcext:value-type="float">
            <text:p>87.9</text:p>
          </table:table-cell>
          <table:table-cell office:value-type="float" office:value="0.5" calcext:value-type="float">
            <text:p>0.5</text:p>
          </table:table-cell>
          <table:table-cell office:value-type="float" office:value="50.62" calcext:value-type="float">
            <text:p>50.62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.92" calcext:value-type="float">
            <text:p>85.92</text:p>
          </table:table-cell>
          <table:table-cell office:value-type="float" office:value="0.5" calcext:value-type="float">
            <text:p>0.5</text:p>
          </table:table-cell>
          <table:table-cell office:value-type="float" office:value="51.37" calcext:value-type="float">
            <text:p>51.37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.34" calcext:value-type="float">
            <text:p>87.34</text:p>
          </table:table-cell>
          <table:table-cell office:value-type="float" office:value="0.5" calcext:value-type="float">
            <text:p>0.5</text:p>
          </table:table-cell>
          <table:table-cell office:value-type="float" office:value="52.1" calcext:value-type="float">
            <text:p>52.1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.32" calcext:value-type="float">
            <text:p>85.32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52.42" calcext:value-type="float">
            <text:p>52.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83.74" calcext:value-type="float">
            <text:p>83.74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55.49" calcext:value-type="float">
            <text:p>55.49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.92" calcext:value-type="float">
            <text:p>88.92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54.27" calcext:value-type="float">
            <text:p>54.27</text:p>
          </table:table-cell>
          <table:table-cell office:value-type="float" office:value="1.39" calcext:value-type="float">
            <text:p>1.39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PI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API Latency'.A1:'API Latency'.A1 'API Latency'.A2:'API Latency'.A13 'API Latency'.B1:'API Latency'.B1 'API Latency'.B2:'API Latency'.B13 'API Latency'.C1:'API Latency'.C1 'API Latency'.C2:'API Latency'.C13 'API Latency'.D1:'API Latency'.D1 'API Latency'.D2:'API Latency'.D13 'API Latency'.E1:'API Latency'.E1 'API Latency'.E2:'API Latency'.E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ce18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42" calcext:value-type="float">
            <text:p>31.42</text:p>
          </table:table-cell>
          <table:table-cell table:style-name="Default" office:value-type="float" office:value="32.17" calcext:value-type="float">
            <text:p>32.17</text:p>
          </table:table-cell>
          <table:table-cell/>
          <table:table-cell office:value-type="float" office:value="93.84" calcext:value-type="float">
            <text:p>93.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19" calcext:value-type="float">
            <text:p>43.19</text:p>
          </table:table-cell>
          <table:table-cell table:style-name="Default" office:value-type="float" office:value="44.65" calcext:value-type="float">
            <text:p>44.65</text:p>
          </table:table-cell>
          <table:table-cell/>
          <table:table-cell office:value-type="float" office:value="102.5" calcext:value-type="float">
            <text:p>102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.63" calcext:value-type="float">
            <text:p>68.63</text:p>
          </table:table-cell>
          <table:table-cell table:number-columns-repeated="2"/>
          <table:table-cell office:value-type="float" office:value="82.78" calcext:value-type="float">
            <text:p>82.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29" calcext:value-type="float">
            <text:p>58.29</text:p>
          </table:table-cell>
          <table:table-cell table:number-columns-repeated="2"/>
          <table:table-cell office:value-type="float" office:value="164.71" calcext:value-type="float">
            <text:p>164.7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99" calcext:value-type="float">
            <text:p>64.99</text:p>
          </table:table-cell>
          <table:table-cell table:number-columns-repeated="2"/>
          <table:table-cell office:value-type="float" office:value="127.67" calcext:value-type="float">
            <text:p>127.6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53" calcext:value-type="float">
            <text:p>74.53</text:p>
          </table:table-cell>
          <table:table-cell table:number-columns-repeated="2"/>
          <table:table-cell office:value-type="float" office:value="134.95" calcext:value-type="float">
            <text:p>134.9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11" calcext:value-type="float">
            <text:p>79.11</text:p>
          </table:table-cell>
          <table:table-cell table:number-columns-repeated="2"/>
          <table:table-cell office:value-type="float" office:value="126.22" calcext:value-type="float">
            <text:p>126.2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9" calcext:value-type="float">
            <text:p>80.9</text:p>
          </table:table-cell>
          <table:table-cell table:number-columns-repeated="2"/>
          <table:table-cell office:value-type="float" office:value="139.8" calcext:value-type="float">
            <text:p>139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.64" calcext:value-type="float">
            <text:p>79.64</text:p>
          </table:table-cell>
          <table:table-cell table:number-columns-repeated="2"/>
          <table:table-cell office:value-type="float" office:value="139.95" calcext:value-type="float">
            <text:p>139.9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57" calcext:value-type="float">
            <text:p>81.57</text:p>
          </table:table-cell>
          <table:table-cell table:number-columns-repeated="2"/>
          <table:table-cell office:value-type="float" office:value="156.44" calcext:value-type="float">
            <text:p>156.4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82.99" calcext:value-type="float">
            <text:p>82.99</text:p>
          </table:table-cell>
          <table:table-cell table:number-columns-repeated="2"/>
          <table:table-cell office:value-type="float" office:value="174.38" calcext:value-type="float">
            <text:p>174.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.14" calcext:value-type="float">
            <text:p>78.14</text:p>
          </table:table-cell>
          <table:table-cell table:number-columns-repeated="2"/>
          <table:table-cell table:style-name="ce16" office:value-type="float" office:value="586.75" calcext:value-type="float">
            <text:p>586.7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lien.png RPS" table:style-name="ta1">
        <table:shapes>
          <draw:frame draw:z-index="0" draw:style-name="gr1" draw:text-style-name="P1" svg:width="9.3047in" svg:height="5.2335in" svg:x="0.0547in" svg:y="2.4953in">
            <draw:object draw:notify-on-update-of-ranges="'alien.png RPS'.A1:'alien.png RPS'.A1 'alien.png RPS'.A2:'alien.png RPS'.A13 'alien.png RPS'.B1:'alien.png RPS'.B1 'alien.png RPS'.B2:'alien.png RPS'.B13 'alien.png RPS'.C1:'alien.png RPS'.C1 'alien.png RPS'.C2:'alien.png RPS'.C13 'alien.png RPS'.D1:'alien.png RPS'.D1 'alien.png RPS'.D2:'alien.png RPS'.D13 'alien.png RPS'.E1:'alien.png RPS'.E1 'alien.png RPS'.E2:'alien.png RPS'.E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2" calcext:value-type="float">
            <text:p>4.82</text:p>
          </table:table-cell>
          <table:table-cell office:value-type="float" office:value="3.54" calcext:value-type="float">
            <text:p>3.54</text:p>
          </table:table-cell>
          <table:table-cell office:value-type="float" office:value="3.15" calcext:value-type="float">
            <text:p>3.15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5" calcext:value-type="float">
            <text:p>6.15</text:p>
          </table:table-cell>
          <table:table-cell office:value-type="float" office:value="4.09" calcext:value-type="float">
            <text:p>4.09</text:p>
          </table:table-cell>
          <table:table-cell office:value-type="float" office:value="4.64" calcext:value-type="float">
            <text:p>4.64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9" calcext:value-type="float">
            <text:p>6.29</text:p>
          </table:table-cell>
          <table:table-cell office:value-type="float" office:value="0.7" calcext:value-type="float">
            <text:p>0.7</text:p>
          </table:table-cell>
          <table:table-cell office:value-type="float" office:value="5.62" calcext:value-type="float">
            <text:p>5.62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7" calcext:value-type="float">
            <text:p>6.27</text:p>
          </table:table-cell>
          <table:table-cell office:value-type="float" office:value="0.7" calcext:value-type="float">
            <text:p>0.7</text:p>
          </table:table-cell>
          <table:table-cell office:value-type="float" office:value="6.47" calcext:value-type="float">
            <text:p>6.47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5" calcext:value-type="float">
            <text:p>6.35</text:p>
          </table:table-cell>
          <table:table-cell office:value-type="float" office:value="0.7" calcext:value-type="float">
            <text:p>0.7</text:p>
          </table:table-cell>
          <table:table-cell office:value-type="float" office:value="7.25" calcext:value-type="float">
            <text:p>7.2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7.7" calcext:value-type="float">
            <text:p>7.7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4" calcext:value-type="float">
            <text:p>6.34</text:p>
          </table:table-cell>
          <table:table-cell office:value-type="float" office:value="0.7" calcext:value-type="float">
            <text:p>0.7</text:p>
          </table:table-cell>
          <table:table-cell office:value-type="float" office:value="8.06" calcext:value-type="float">
            <text:p>8.06</text:p>
          </table:table-cell>
          <table:table-cell office:value-type="float" office:value="0.69" calcext:value-type="float">
            <text:p>0.6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5" calcext:value-type="float">
            <text:p>6.25</text:p>
          </table:table-cell>
          <table:table-cell office:value-type="float" office:value="0.7" calcext:value-type="float">
            <text:p>0.7</text:p>
          </table:table-cell>
          <table:table-cell table:style-name="ce16" office:value-type="float" office:value="8.56" calcext:value-type="float">
            <text:p>8.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35" calcext:value-type="float">
            <text:p>6.35</text:p>
          </table:table-cell>
          <table:table-cell office:value-type="float" office:value="0.7" calcext:value-type="float">
            <text:p>0.7</text:p>
          </table:table-cell>
          <table:table-cell table:style-name="ce16" office:value-type="float" office:value="8.56" calcext:value-type="float">
            <text:p>8.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0.7" calcext:value-type="float">
            <text:p>0.7</text:p>
          </table:table-cell>
          <table:table-cell table:style-name="ce16" office:value-type="float" office:value="8.84" calcext:value-type="float">
            <text:p>8.8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6.35" calcext:value-type="float">
            <text:p>6.35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9" calcext:value-type="float">
            <text:p>6.39</text:p>
          </table:table-cell>
          <table:table-cell office:value-type="float" office:value="0.7" calcext:value-type="float">
            <text:p>0.7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lien.png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alien.png Latency'.A1:'alien.png Latency'.A1 'alien.png Latency'.A2:'alien.png Latency'.A13 'alien.png Latency'.B1:'alien.png Latency'.B1 'alien.png Latency'.B2:'alien.png Latency'.B13 'alien.png Latency'.C1:'alien.png Latency'.C1 'alien.png Latency'.C2:'alien.png Latency'.C13 'alien.png Latency'.D1:'alien.png Latency'.D1 'alien.png Latency'.D2:'alien.png Latency'.D13 'alien.png Latency'.E1:'alien.png Latency'.E1 'alien.png Latency'.E2:'alien.png Latency'.E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ce18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.85" calcext:value-type="float">
            <text:p>206.85</text:p>
          </table:table-cell>
          <table:table-cell table:style-name="Default" office:value-type="float" office:value="281.55" calcext:value-type="float">
            <text:p>281.55</text:p>
          </table:table-cell>
          <table:table-cell/>
          <table:table-cell office:value-type="float" office:value="145.84" calcext:value-type="float">
            <text:p>145.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.51" calcext:value-type="float">
            <text:p>324.51</text:p>
          </table:table-cell>
          <table:table-cell table:style-name="Default" office:value-type="float" office:value="488.51" calcext:value-type="float">
            <text:p>488.51</text:p>
          </table:table-cell>
          <table:table-cell/>
          <table:table-cell office:value-type="float" office:value="245.34" calcext:value-type="float">
            <text:p>245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4.5" calcext:value-type="float">
            <text:p>474.5</text:p>
          </table:table-cell>
          <table:table-cell table:number-columns-repeated="2"/>
          <table:table-cell office:value-type="float" office:value="280.56" calcext:value-type="float">
            <text:p>280.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372.55" calcext:value-type="float">
            <text:p>372.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399.27" calcext:value-type="float">
            <text:p>399.2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422.98" calcext:value-type="float">
            <text:p>422.9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493.3" calcext:value-type="float">
            <text:p>493.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1" calcext:value-type="float">
            <text:p>11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2" calcext:value-type="float">
            <text:p>109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5" calcext:value-type="float">
            <text:p>107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1092" calcext:value-type="float">
            <text:p>109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5" calcext:value-type="float">
            <text:p>1085</text:p>
          </table:table-cell>
          <table:table-cell table:number-columns-repeated="2"/>
          <table:table-cell table:style-name="ce16"/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Websocket RPS" table:style-name="ta1">
        <table:shapes>
          <draw:frame draw:z-index="0" draw:style-name="gr1" draw:text-style-name="P1" svg:width="9.3047in" svg:height="5.2335in" svg:x="0.0547in" svg:y="2.4953in">
            <draw:object draw:notify-on-update-of-ranges="'Websocket RPS'.A1:'Websocket RPS'.A1 'Websocket RPS'.A2:'Websocket RPS'.A12 'Websocket RPS'.B1:'Websocket RPS'.B1 'Websocket RPS'.B2:'Websocket RPS'.B12 'Websocket RPS'.C1:'Websocket RPS'.C1 'Websocket RPS'.C2:'Websocket RPS'.C12 'Websocket RPS'.D1:'Websocket RPS'.D1 'Websocket RPS'.D2:'Websocket RPS'.D12 'Websocket RPS'.E1:'Websocket RPS'.E1 'Websocket RPS'.E2:'Websocket RPS'.E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194" calcext:value-type="float">
            <text:p>194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5"/>
        </table:table-row>
      </table:table>
      <table:table table:name="Websocket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Websocket Latency'.A1:'Websocket Latency'.A1 'Websocket Latency'.A2:'Websocket Latency'.A12 'Websocket Latency'.B1:'Websocket Latency'.B1 'Websocket Latency'.B2:'Websocket Latency'.B12 'Websocket Latency'.C1:'Websocket Latency'.C1 'Websocket Latency'.C2:'Websocket Latency'.C12 'Websocket Latency'.D1:'Websocket Latency'.D1 'Websocket Latency'.D2:'Websocket Latency'.D12 'Websocket Latency'.E1:'Websocket Latency'.E1 'Websocket Latency'.E2:'Websocket Latency'.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27.8" calcext:value-type="float">
            <text:p>27.8</text:p>
          </table:table-cell>
          <table:table-cell office:value-type="float" office:value="15.5" calcext:value-type="float">
            <text:p>15.5</text:p>
          </table:table-cell>
          <table:table-cell office:value-type="float" office:value="13.6" calcext:value-type="float">
            <text:p>13.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37.7" calcext:value-type="float">
            <text:p>37.7</text:p>
          </table:table-cell>
          <table:table-cell office:value-type="float" office:value="20.2" calcext:value-type="float">
            <text:p>20.2</text:p>
          </table:table-cell>
          <table:table-cell office:value-type="float" office:value="19.7" calcext:value-type="float">
            <text:p>19.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3" calcext:value-type="float">
            <text:p>38.3</text:p>
          </table:table-cell>
          <table:table-cell office:value-type="float" office:value="38.2" calcext:value-type="float">
            <text:p>38.2</text:p>
          </table:table-cell>
          <table:table-cell office:value-type="float" office:value="23.6" calcext:value-type="float">
            <text:p>23.6</text:p>
          </table:table-cell>
          <table:table-cell office:value-type="float" office:value="21.4" calcext:value-type="float">
            <text:p>21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7" calcext:value-type="float">
            <text:p>44.7</text:p>
          </table:table-cell>
          <table:table-cell office:value-type="float" office:value="37.9" calcext:value-type="float">
            <text:p>37.9</text:p>
          </table:table-cell>
          <table:table-cell office:value-type="float" office:value="26.9" calcext:value-type="float">
            <text:p>26.9</text:p>
          </table:table-cell>
          <table:table-cell office:value-type="float" office:value="24.4" calcext:value-type="float">
            <text:p>24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8.6" calcext:value-type="float">
            <text:p>38.6</text:p>
          </table:table-cell>
          <table:table-cell office:value-type="float" office:value="29.6" calcext:value-type="float">
            <text:p>29.6</text:p>
          </table:table-cell>
          <table:table-cell office:value-type="float" office:value="27.3" calcext:value-type="float">
            <text:p>27.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.5</text:p>
          </table:table-cell>
          <table:table-cell office:value-type="float" office:value="38.7" calcext:value-type="float">
            <text:p>38.7</text:p>
          </table:table-cell>
          <table:table-cell office:value-type="float" office:value="32.6" calcext:value-type="float">
            <text:p>32.6</text:p>
          </table:table-cell>
          <table:table-cell office:value-type="float" office:value="31.3" calcext:value-type="float">
            <text:p>31.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.6" calcext:value-type="float">
            <text:p>58.6</text:p>
          </table:table-cell>
          <table:table-cell office:value-type="float" office:value="40.7" calcext:value-type="float">
            <text:p>40.7</text:p>
          </table:table-cell>
          <table:table-cell office:value-type="float" office:value="35.1" calcext:value-type="float">
            <text:p>35.1</text:p>
          </table:table-cell>
          <table:table-cell office:value-type="float" office:value="32.5" calcext:value-type="float">
            <text:p>32.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3" calcext:value-type="float">
            <text:p>59.3</text:p>
          </table:table-cell>
          <table:table-cell office:value-type="float" office:value="40.8" calcext:value-type="float">
            <text:p>40.8</text:p>
          </table:table-cell>
          <table:table-cell office:value-type="float" office:value="35.4" calcext:value-type="float">
            <text:p>35.4</text:p>
          </table:table-cell>
          <table:table-cell office:value-type="float" office:value="35.9" calcext:value-type="float">
            <text:p>35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7" calcext:value-type="float">
            <text:p>57.7</text:p>
          </table:table-cell>
          <table:table-cell office:value-type="float" office:value="43.7" calcext:value-type="float">
            <text:p>43.7</text:p>
          </table:table-cell>
          <table:table-cell office:value-type="float" office:value="35.6" calcext:value-type="float">
            <text:p>35.6</text:p>
          </table:table-cell>
          <table:table-cell table:style-name="ce1" office:value-type="float" office:value="34.4" calcext:value-type="float">
            <text:p>34.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9" calcext:value-type="float">
            <text:p>57.9</text:p>
          </table:table-cell>
          <table:table-cell office:value-type="float" office:value="49.7" calcext:value-type="float">
            <text:p>49.7</text:p>
          </table:table-cell>
          <table:table-cell office:value-type="float" office:value="54.2" calcext:value-type="float">
            <text:p>54.2</text:p>
          </table:table-cell>
          <table:table-cell table:style-name="ce1" office:value-type="float" office:value="36.4" calcext:value-type="float">
            <text:p>36.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4" calcext:value-type="float">
            <text:p>60.4</text:p>
          </table:table-cell>
          <table:table-cell office:value-type="float" office:value="54.1" calcext:value-type="float">
            <text:p>54.1</text:p>
          </table:table-cell>
          <table:table-cell office:value-type="float" office:value="57.7" calcext:value-type="float">
            <text:p>57.7</text:p>
          </table:table-cell>
          <table:table-cell table:style-name="ce1" office:value-type="float" office:value="37.2" calcext:value-type="float">
            <text:p>37.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0:59:38.3849827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1-27T20:37:17.383812591</meta:creation-date>
    <dc:date>2023-12-01T11:15:17.695059497</dc:date>
    <meta:editing-duration>PT3H11M11S</meta:editing-duration>
    <meta:editing-cycles>95</meta:editing-cycles>
    <meta:generator>LibreOffice/7.2.2.2$MacOSX_X86_64 LibreOffice_project/02b2acce88a210515b4a5bb2e46cbfb63fe97d56</meta:generator>
    <meta:document-statistic meta:table-count="8" meta:cell-count="460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694cm" svg:y="0.4cm" chart:style-name="ch2">
          <text:p>Index Performance (req/s) (~4kb char*)</text:p>
        </chart:title>
        <chart:legend chart:legend-position="end" svg:x="19.331cm" svg:y="5.595cm" style:legend-expansion="high" chart:style-name="ch3"/>
        <chart:plot-area chart:style-name="ch4" table:cell-range-address="'Index RPS'.A1:'Index RPS'.E13" chart:data-source-has-labels="both" svg:x="1.793cm" svg:y="1.462cm" svg:width="17.066cm" svg:height="10.616cm">
          <chart:coordinate-region svg:x="2.444cm" svg:y="1.663cm" svg:width="16.213cm" svg:height="9.765cm"/>
          <chart:axis chart:dimension="x" chart:name="primary-x" chart:style-name="ch5" chartooo:axis-type="text">
            <chart:title svg:x="8.349cm" svg:y="12.343cm" chart:style-name="ch6">
              <text:p>Simultaneous Connections</text:p>
            </chart:title>
            <chart:categories table:cell-range-address="'Index RPS'.A2:'Index RPS'.A13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Index RPS'.B2:'Index RPS'.B13" chart:label-cell-address="'Index RPS'.B1:'Index RPS'.B1" chart:class="chart:line">
            <chart:data-point chart:repeated="12"/>
          </chart:series>
          <chart:series chart:attached-axis="primary-y" chart:style-name="ch11" chart:values-cell-range-address="'Index RPS'.C2:'Index RPS'.C13" chart:label-cell-address="'Index RPS'.C1:'Index RPS'.C1" chart:class="chart:line">
            <chart:data-point chart:repeated="12"/>
          </chart:series>
          <chart:series chart:attached-axis="primary-y" chart:style-name="ch12" chart:values-cell-range-address="'Index RPS'.D2:'Index RPS'.D13" chart:label-cell-address="'Index RPS'.D1:'Index RPS'.D1" chart:class="chart:line">
            <chart:data-point chart:repeated="12"/>
          </chart:series>
          <chart:series chart:attached-axis="primary-y" chart:style-name="ch13" chart:values-cell-range-address="'Index RPS'.E2:'Index RPS'.E13" chart:label-cell-address="'Index RPS'.E1:'Index RPS'.E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Index RPS'.B1:'Index RPS'.B1</svg:desc>
                </draw:g>
              </table:table-cell>
              <table:table-cell office:value-type="string">
                <text:p>PsychicHTTP SSL</text:p>
                <draw:g>
                  <svg:desc>'Index RPS'.C1:'Index RPS'.C1</svg:desc>
                </draw:g>
              </table:table-cell>
              <table:table-cell office:value-type="string">
                <text:p>ArduinoMongoose</text:p>
                <draw:g>
                  <svg:desc>'Index RPS'.D1:'Index RPS'.D1</svg:desc>
                </draw:g>
              </table:table-cell>
              <table:table-cell office:value-type="string">
                <text:p>ESPAsyncTCP</text:p>
                <draw:g>
                  <svg:desc>'Index RPS'.E1:'Index RP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ndex RPS'.A2:'Index RPS'.A13</svg:desc>
                </draw:g>
              </table:table-cell>
              <table:table-cell office:value-type="float" office:value="25.19">
                <text:p>25.19</text:p>
                <draw:g>
                  <svg:desc>'Index RPS'.B2:'Index RPS'.B13</svg:desc>
                </draw:g>
              </table:table-cell>
              <table:table-cell office:value-type="float" office:value="19.19">
                <text:p>19.19</text:p>
                <draw:g>
                  <svg:desc>'Index RPS'.C2:'Index RPS'.C13</svg:desc>
                </draw:g>
              </table:table-cell>
              <table:table-cell office:value-type="float" office:value="12.47">
                <text:p>12.47</text:p>
                <draw:g>
                  <svg:desc>'Index RPS'.D2:'Index RPS'.D13</svg:desc>
                </draw:g>
              </table:table-cell>
              <table:table-cell office:value-type="float" office:value="0.1">
                <text:p>0.1</text:p>
                <draw:g>
                  <svg:desc>'Index RPS'.E2:'Index RPS'.E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64">
                <text:p>35.64</text:p>
              </table:table-cell>
              <table:table-cell office:value-type="float" office:value="30.92">
                <text:p>30.92</text:p>
              </table:table-cell>
              <table:table-cell office:value-type="float" office:value="18.9">
                <text:p>18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32">
                <text:p>43.32</text:p>
              </table:table-cell>
              <table:table-cell office:value-type="float" office:value="0.6">
                <text:p>0.6</text:p>
              </table:table-cell>
              <table:table-cell office:value-type="float" office:value="25.99">
                <text:p>25.9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.87">
                <text:p>48.87</text:p>
              </table:table-cell>
              <table:table-cell office:value-type="float" office:value="0.6">
                <text:p>0.6</text:p>
              </table:table-cell>
              <table:table-cell office:value-type="float" office:value="29.05">
                <text:p>29.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.29">
                <text:p>54.29</text:p>
              </table:table-cell>
              <table:table-cell office:value-type="float" office:value="0.6">
                <text:p>0.6</text:p>
              </table:table-cell>
              <table:table-cell office:value-type="float" office:value="33.19">
                <text:p>33.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8.3">
                <text:p>58.3</text:p>
              </table:table-cell>
              <table:table-cell office:value-type="float" office:value="0.6">
                <text:p>0.6</text:p>
              </table:table-cell>
              <table:table-cell office:value-type="float" office:value="35.75">
                <text:p>35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1.44">
                <text:p>61.44</text:p>
              </table:table-cell>
              <table:table-cell office:value-type="float" office:value="0.6">
                <text:p>0.6</text:p>
              </table:table-cell>
              <table:table-cell office:value-type="float" office:value="36.64">
                <text:p>36.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.99">
                <text:p>62.99</text:p>
              </table:table-cell>
              <table:table-cell office:value-type="float" office:value="0.6">
                <text:p>0.6</text:p>
              </table:table-cell>
              <table:table-cell office:value-type="float" office:value="37.92">
                <text:p>37.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1.7">
                <text:p>61.7</text:p>
              </table:table-cell>
              <table:table-cell office:value-type="float" office:value="0.6">
                <text:p>0.6</text:p>
              </table:table-cell>
              <table:table-cell office:value-type="float" office:value="37.42">
                <text:p>37.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42">
                <text:p>61.42</text:p>
              </table:table-cell>
              <table:table-cell office:value-type="float" office:value="0.6">
                <text:p>0.6</text:p>
              </table:table-cell>
              <table:table-cell office:value-type="float" office:value="37.59">
                <text:p>37.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.085">
                <text:p>61.08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.75">
                <text:p>6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024cm" svg:y="0.4cm" chart:style-name="ch2">
          <text:p>Index Latency Performance (ms) (~4kb char*)</text:p>
        </chart:title>
        <chart:legend chart:legend-position="end" svg:x="19.331cm" svg:y="5.595cm" style:legend-expansion="high" chart:style-name="ch3"/>
        <chart:plot-area chart:style-name="ch4" table:cell-range-address="'Index Latency'.A1:'Index Latency'.E13" chart:data-source-has-labels="both" svg:x="1.453cm" svg:y="1.462cm" svg:width="17.406cm" svg:height="10.616cm">
          <chart:coordinate-region svg:x="2.104cm" svg:y="1.663cm" svg:width="16.353cm" svg:height="9.765cm"/>
          <chart:axis chart:dimension="x" chart:name="primary-x" chart:style-name="ch5" chartooo:axis-type="auto">
            <chartooo:date-scale/>
            <chart:title svg:x="8.179cm" svg:y="12.343cm" chart:style-name="ch6">
              <text:p>Simultaneous Connections</text:p>
            </chart:title>
            <chart:categories table:cell-range-address="'Index Latency'.A2:'Index Latency'.A13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Index Latency'.B2:'Index Latency'.B13" chart:label-cell-address="'Index Latency'.B1:'Index Latency'.B1" chart:class="chart:line">
            <chart:data-point chart:repeated="12"/>
          </chart:series>
          <chart:series chart:attached-axis="primary-y" chart:style-name="ch11" chart:values-cell-range-address="'Index Latency'.C2:'Index Latency'.C13" chart:label-cell-address="'Index Latency'.C1:'Index Latency'.C1" chart:class="chart:line">
            <chart:data-point chart:repeated="12"/>
          </chart:series>
          <chart:series chart:attached-axis="primary-y" chart:style-name="ch12" chart:values-cell-range-address="'Index Latency'.D2:'Index Latency'.D13" chart:label-cell-address="'Index Latency'.D1:'Index Latency'.D1" chart:class="chart:line">
            <chart:data-point chart:repeated="12"/>
          </chart:series>
          <chart:series chart:attached-axis="primary-y" chart:style-name="ch13" chart:values-cell-range-address="'Index Latency'.E2:'Index Latency'.E13" chart:label-cell-address="'Index Latency'.E1:'Index Latency'.E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Index Latency'.B1:'Index Latency'.B1</svg:desc>
                </draw:g>
              </table:table-cell>
              <table:table-cell office:value-type="string">
                <text:p>PsychicHTTP SSL</text:p>
                <draw:g>
                  <svg:desc>'Index Latency'.C1:'Index Latency'.C1</svg:desc>
                </draw:g>
              </table:table-cell>
              <table:table-cell office:value-type="string">
                <text:p>ArduinoMongoose</text:p>
                <draw:g>
                  <svg:desc>'Index Latency'.D1:'Index Latency'.D1</svg:desc>
                </draw:g>
              </table:table-cell>
              <table:table-cell office:value-type="string">
                <text:p>ESPAsyncTCP</text:p>
                <draw:g>
                  <svg:desc>'Index Latency'.E1:'Index Latency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ndex Latency'.A2:'Index Latency'.A13</svg:desc>
                </draw:g>
              </table:table-cell>
              <table:table-cell office:value-type="float" office:value="39.16">
                <text:p>39.16</text:p>
                <draw:g>
                  <svg:desc>'Index Latency'.B2:'Index Latency'.B13</svg:desc>
                </draw:g>
              </table:table-cell>
              <table:table-cell office:value-type="float" office:value="51.6">
                <text:p>51.6</text:p>
                <draw:g>
                  <svg:desc>'Index Latency'.C2:'Index Latency'.C13</svg:desc>
                </draw:g>
              </table:table-cell>
              <table:table-cell office:value-type="float" office:value="NaN">
                <text:p>NaN</text:p>
                <draw:g>
                  <svg:desc>'Index Latency'.D2:'Index Latency'.D13</svg:desc>
                </draw:g>
              </table:table-cell>
              <table:table-cell office:value-type="float" office:value="93.84">
                <text:p>93.84</text:p>
                <draw:g>
                  <svg:desc>'Index Latency'.E2:'Index Latency'.E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5.52">
                <text:p>55.52</text:p>
              </table:table-cell>
              <table:table-cell office:value-type="float" office:value="64.14">
                <text:p>64.14</text:p>
              </table:table-cell>
              <table:table-cell office:value-type="float" office:value="NaN">
                <text:p>NaN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6.63">
                <text:p>66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.32">
                <text:p>8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55">
                <text:p>86.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54">
                <text:p>91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.35">
                <text:p>10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25">
                <text:p>113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3.4">
                <text:p>1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81">
                <text:p>127.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0.53">
                <text:p>11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2.81">
                <text:p>11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58">
                <text:p>109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.43">
                <text:p>11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97">
                <text:p>103.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4.06">
                <text:p>11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.69">
                <text:p>11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164cm" svg:y="0.4cm" chart:style-name="ch2">
          <text:p>Websocket Requests / Second Performance</text:p>
        </chart:title>
        <chart:legend chart:legend-position="end" svg:x="19.331cm" svg:y="5.595cm" style:legend-expansion="high" chart:style-name="ch3"/>
        <chart:plot-area chart:style-name="ch4" table:cell-range-address="'Websocket RPS'.A1:'Websocket RPS'.E12" chart:data-source-has-labels="both" svg:x="1.793cm" svg:y="1.462cm" svg:width="17.066cm" svg:height="10.616cm">
          <chart:coordinate-region svg:x="2.644cm" svg:y="1.664cm" svg:width="16.013cm" svg:height="9.764cm"/>
          <chart:axis chart:dimension="x" chart:name="primary-x" chart:style-name="ch5" chartooo:axis-type="auto">
            <chartooo:date-scale/>
            <chart:title svg:x="8.349cm" svg:y="12.343cm" chart:style-name="ch6">
              <text:p>Simultaneous Connections</text:p>
            </chart:title>
            <chart:categories table:cell-range-address="'Websocket RPS'.A2:'Websocket RPS'.A12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Websocket RPS'.B2:'Websocket RPS'.B12" chart:label-cell-address="'Websocket RPS'.B1:'Websocket RPS'.B1" chart:class="chart:line">
            <chart:data-point chart:repeated="11"/>
          </chart:series>
          <chart:series chart:attached-axis="primary-y" chart:style-name="ch11" chart:values-cell-range-address="'Websocket RPS'.C2:'Websocket RPS'.C12" chart:label-cell-address="'Websocket RPS'.C1:'Websocket RPS'.C1" chart:class="chart:line">
            <chart:data-point chart:repeated="11"/>
          </chart:series>
          <chart:series chart:attached-axis="primary-y" chart:style-name="ch12" chart:values-cell-range-address="'Websocket RPS'.D2:'Websocket RPS'.D12" chart:label-cell-address="'Websocket RPS'.D1:'Websocket RPS'.D1" chart:class="chart:line">
            <chart:data-point chart:repeated="11"/>
          </chart:series>
          <chart:series chart:attached-axis="primary-y" chart:style-name="ch13" chart:values-cell-range-address="'Websocket RPS'.E2:'Websocket RPS'.E12" chart:label-cell-address="'Websocket RPS'.E1:'Websocket RPS'.E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Websocket RPS'.B1:'Websocket RPS'.B1</svg:desc>
                </draw:g>
              </table:table-cell>
              <table:table-cell office:value-type="string">
                <text:p>PsychicHTTP SSL</text:p>
                <draw:g>
                  <svg:desc>'Websocket RPS'.C1:'Websocket RPS'.C1</svg:desc>
                </draw:g>
              </table:table-cell>
              <table:table-cell office:value-type="string">
                <text:p>ArduinoMongoose</text:p>
                <draw:g>
                  <svg:desc>'Websocket RPS'.D1:'Websocket RPS'.D1</svg:desc>
                </draw:g>
              </table:table-cell>
              <table:table-cell office:value-type="string">
                <text:p>ESPAsyncTCP</text:p>
                <draw:g>
                  <svg:desc>'Websocket RPS'.E1:'Websocket RP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bsocket RPS'.A2:'Websocket RPS'.A12</svg:desc>
                </draw:g>
              </table:table-cell>
              <table:table-cell office:value-type="float" office:value="38">
                <text:p>38</text:p>
                <draw:g>
                  <svg:desc>'Websocket RPS'.B2:'Websocket RPS'.B12</svg:desc>
                </draw:g>
              </table:table-cell>
              <table:table-cell office:value-type="float" office:value="34">
                <text:p>34</text:p>
                <draw:g>
                  <svg:desc>'Websocket RPS'.C2:'Websocket RPS'.C12</svg:desc>
                </draw:g>
              </table:table-cell>
              <table:table-cell office:value-type="float" office:value="62">
                <text:p>62</text:p>
                <draw:g>
                  <svg:desc>'Websocket RPS'.D2:'Websocket RPS'.D12</svg:desc>
                </draw:g>
              </table:table-cell>
              <table:table-cell office:value-type="float" office:value="71">
                <text:p>71</text:p>
                <draw:g>
                  <svg:desc>'Websocket RPS'.E2:'Websocket RPS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124">
                <text:p>12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146">
                <text:p>1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166">
                <text:p>16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45">
                <text:p>45</text:p>
              </table:table-cell>
              <table:table-cell office:value-type="float" office:value="181">
                <text:p>18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43">
                <text:p>43</text:p>
              </table:table-cell>
              <table:table-cell office:value-type="float" office:value="196">
                <text:p>19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">
                <text:p>117</text:p>
              </table:table-cell>
              <table:table-cell office:value-type="float" office:value="42">
                <text:p>42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194">
                <text:p>19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256">
                <text:p>256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184cm" svg:y="0.4cm" chart:style-name="ch2">
          <text:p>Websockets Latency Performance</text:p>
        </chart:title>
        <chart:legend chart:legend-position="end" svg:x="19.331cm" svg:y="5.595cm" style:legend-expansion="high" chart:style-name="ch3"/>
        <chart:plot-area chart:style-name="ch4" table:cell-range-address="'Websocket Latency'.A1:'Websocket Latency'.E12" chart:data-source-has-labels="both" svg:x="1.453cm" svg:y="1.462cm" svg:width="17.406cm" svg:height="10.616cm">
          <chart:coordinate-region svg:x="2.104cm" svg:y="1.663cm" svg:width="16.553cm" svg:height="9.765cm"/>
          <chart:axis chart:dimension="x" chart:name="primary-x" chart:style-name="ch5" chartooo:axis-type="auto">
            <chartooo:date-scale/>
            <chart:title svg:x="8.179cm" svg:y="12.343cm" chart:style-name="ch6">
              <text:p>Simultaneous Connections</text:p>
            </chart:title>
            <chart:categories table:cell-range-address="'Websocket Latency'.A2:'Websocket Latency'.A12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Websocket Latency'.B2:'Websocket Latency'.B12" chart:label-cell-address="'Websocket Latency'.B1:'Websocket Latency'.B1" chart:class="chart:line">
            <chart:data-point chart:repeated="11"/>
          </chart:series>
          <chart:series chart:attached-axis="primary-y" chart:style-name="ch11" chart:values-cell-range-address="'Websocket Latency'.C2:'Websocket Latency'.C12" chart:label-cell-address="'Websocket Latency'.C1:'Websocket Latency'.C1" chart:class="chart:line">
            <chart:data-point chart:repeated="11"/>
          </chart:series>
          <chart:series chart:attached-axis="primary-y" chart:style-name="ch12" chart:values-cell-range-address="'Websocket Latency'.D2:'Websocket Latency'.D12" chart:label-cell-address="'Websocket Latency'.D1:'Websocket Latency'.D1" chart:class="chart:line">
            <chart:data-point chart:repeated="11"/>
          </chart:series>
          <chart:series chart:attached-axis="primary-y" chart:style-name="ch13" chart:values-cell-range-address="'Websocket Latency'.E2:'Websocket Latency'.E12" chart:label-cell-address="'Websocket Latency'.E1:'Websocket Latency'.E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Websocket Latency'.B1:'Websocket Latency'.B1</svg:desc>
                </draw:g>
              </table:table-cell>
              <table:table-cell office:value-type="string">
                <text:p>PsychicHTTP SSL</text:p>
                <draw:g>
                  <svg:desc>'Websocket Latency'.C1:'Websocket Latency'.C1</svg:desc>
                </draw:g>
              </table:table-cell>
              <table:table-cell office:value-type="string">
                <text:p>ArduinoMongoose</text:p>
                <draw:g>
                  <svg:desc>'Websocket Latency'.D1:'Websocket Latency'.D1</svg:desc>
                </draw:g>
              </table:table-cell>
              <table:table-cell office:value-type="string">
                <text:p>ESPAsyncTCP</text:p>
                <draw:g>
                  <svg:desc>'Websocket Latency'.E1:'Websocket Latency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bsocket Latency'.A2:'Websocket Latency'.A12</svg:desc>
                </draw:g>
              </table:table-cell>
              <table:table-cell office:value-type="float" office:value="25.5">
                <text:p>25.5</text:p>
                <draw:g>
                  <svg:desc>'Websocket Latency'.B2:'Websocket Latency'.B12</svg:desc>
                </draw:g>
              </table:table-cell>
              <table:table-cell office:value-type="float" office:value="27.8">
                <text:p>27.8</text:p>
                <draw:g>
                  <svg:desc>'Websocket Latency'.C2:'Websocket Latency'.C12</svg:desc>
                </draw:g>
              </table:table-cell>
              <table:table-cell office:value-type="float" office:value="15.5">
                <text:p>15.5</text:p>
                <draw:g>
                  <svg:desc>'Websocket Latency'.D2:'Websocket Latency'.D12</svg:desc>
                </draw:g>
              </table:table-cell>
              <table:table-cell office:value-type="float" office:value="13.6">
                <text:p>13.6</text:p>
                <draw:g>
                  <svg:desc>'Websocket Latency'.E2:'Websocket Latency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.3">
                <text:p>32.3</text:p>
              </table:table-cell>
              <table:table-cell office:value-type="float" office:value="37.7">
                <text:p>37.7</text:p>
              </table:table-cell>
              <table:table-cell office:value-type="float" office:value="20.2">
                <text:p>20.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3">
                <text:p>38.3</text:p>
              </table:table-cell>
              <table:table-cell office:value-type="float" office:value="38.2">
                <text:p>38.2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.7">
                <text:p>44.7</text:p>
              </table:table-cell>
              <table:table-cell office:value-type="float" office:value="37.9">
                <text:p>37.9</text:p>
              </table:table-cell>
              <table:table-cell office:value-type="float" office:value="26.9">
                <text:p>26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8.6">
                <text:p>38.6</text:p>
              </table:table-cell>
              <table:table-cell office:value-type="float" office:value="29.6">
                <text:p>29.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4.5">
                <text:p>54.5</text:p>
              </table:table-cell>
              <table:table-cell office:value-type="float" office:value="38.7">
                <text:p>38.7</text:p>
              </table:table-cell>
              <table:table-cell office:value-type="float" office:value="32.6">
                <text:p>32.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8.6">
                <text:p>58.6</text:p>
              </table:table-cell>
              <table:table-cell office:value-type="float" office:value="40.7">
                <text:p>40.7</text:p>
              </table:table-cell>
              <table:table-cell office:value-type="float" office:value="35.1">
                <text:p>35.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.3">
                <text:p>59.3</text:p>
              </table:table-cell>
              <table:table-cell office:value-type="float" office:value="40.8">
                <text:p>40.8</text:p>
              </table:table-cell>
              <table:table-cell office:value-type="float" office:value="35.4">
                <text:p>35.4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7">
                <text:p>57.7</text:p>
              </table:table-cell>
              <table:table-cell office:value-type="float" office:value="43.7">
                <text:p>43.7</text:p>
              </table:table-cell>
              <table:table-cell office:value-type="float" office:value="35.6">
                <text:p>35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.9">
                <text:p>57.9</text:p>
              </table:table-cell>
              <table:table-cell office:value-type="float" office:value="49.7">
                <text:p>49.7</text:p>
              </table:table-cell>
              <table:table-cell office:value-type="float" office:value="54.2">
                <text:p>54.2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.4">
                <text:p>60.4</text:p>
              </table:table-cell>
              <table:table-cell office:value-type="float" office:value="54.1">
                <text:p>54.1</text:p>
              </table:table-cell>
              <table:table-cell office:value-type="float" office:value="57.7">
                <text:p>57.7</text:p>
              </table:table-cell>
              <table:table-cell office:value-type="float" office:value="37.2">
                <text:p>37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9.234cm" svg:y="0.4cm" chart:style-name="ch2">
          <text:p>/api Performance (req/s)</text:p>
        </chart:title>
        <chart:legend chart:legend-position="end" svg:x="19.331cm" svg:y="5.595cm" style:legend-expansion="high" chart:style-name="ch3"/>
        <chart:plot-area chart:style-name="ch4" table:cell-range-address="'API RPS'.A1:'API RPS'.E13" chart:data-source-has-labels="both" svg:x="1.793cm" svg:y="1.462cm" svg:width="17.066cm" svg:height="10.616cm">
          <chart:coordinate-region svg:x="2.444cm" svg:y="1.663cm" svg:width="16.013cm" svg:height="9.765cm"/>
          <chart:axis chart:dimension="x" chart:name="primary-x" chart:style-name="ch5" chartooo:axis-type="text">
            <chart:title svg:x="8.349cm" svg:y="12.343cm" chart:style-name="ch6">
              <text:p>Simultaneous Connections</text:p>
            </chart:title>
            <chart:categories table:cell-range-address="'API RPS'.A2:'API RPS'.A13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PI RPS'.B2:'API RPS'.B13" chart:label-cell-address="'API RPS'.B1:'API RPS'.B1" chart:class="chart:line">
            <chart:data-point chart:repeated="12"/>
          </chart:series>
          <chart:series chart:attached-axis="primary-y" chart:style-name="ch11" chart:values-cell-range-address="'API RPS'.C2:'API RPS'.C13" chart:label-cell-address="'API RPS'.C1:'API RPS'.C1" chart:class="chart:line">
            <chart:data-point chart:repeated="12"/>
          </chart:series>
          <chart:series chart:attached-axis="primary-y" chart:style-name="ch12" chart:values-cell-range-address="'API RPS'.D2:'API RPS'.D13" chart:label-cell-address="'API RPS'.D1:'API RPS'.D1" chart:class="chart:line">
            <chart:data-point chart:repeated="12"/>
          </chart:series>
          <chart:series chart:attached-axis="primary-y" chart:style-name="ch13" chart:values-cell-range-address="'API RPS'.E2:'API RPS'.E13" chart:label-cell-address="'API RPS'.E1:'API RPS'.E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PI RPS'.B1:'API RPS'.B1</svg:desc>
                </draw:g>
              </table:table-cell>
              <table:table-cell office:value-type="string">
                <text:p>PsychicHTTP SSL</text:p>
                <draw:g>
                  <svg:desc>'API RPS'.C1:'API RPS'.C1</svg:desc>
                </draw:g>
              </table:table-cell>
              <table:table-cell office:value-type="string">
                <text:p>ArduinoMongoose</text:p>
                <draw:g>
                  <svg:desc>'API RPS'.D1:'API RPS'.D1</svg:desc>
                </draw:g>
              </table:table-cell>
              <table:table-cell office:value-type="string">
                <text:p>ESPAsyncTCP</text:p>
                <draw:g>
                  <svg:desc>'API RPS'.E1:'API RP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PI RPS'.A2:'API RPS'.A13</svg:desc>
                </draw:g>
              </table:table-cell>
              <table:table-cell office:value-type="float" office:value="31.29">
                <text:p>31.29</text:p>
                <draw:g>
                  <svg:desc>'API RPS'.B2:'API RPS'.B13</svg:desc>
                </draw:g>
              </table:table-cell>
              <table:table-cell office:value-type="float" office:value="30.57">
                <text:p>30.57</text:p>
                <draw:g>
                  <svg:desc>'API RPS'.C2:'API RPS'.C13</svg:desc>
                </draw:g>
              </table:table-cell>
              <table:table-cell office:value-type="float" office:value="20.34">
                <text:p>20.34</text:p>
                <draw:g>
                  <svg:desc>'API RPS'.D2:'API RPS'.D13</svg:desc>
                </draw:g>
              </table:table-cell>
              <table:table-cell office:value-type="float" office:value="0.1">
                <text:p>0.1</text:p>
                <draw:g>
                  <svg:desc>'API RPS'.E2:'API RPS'.E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.7">
                <text:p>45.7</text:p>
              </table:table-cell>
              <table:table-cell office:value-type="float" office:value="44.29">
                <text:p>44.29</text:p>
              </table:table-cell>
              <table:table-cell office:value-type="float" office:value="29.72">
                <text:p>29.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.59">
                <text:p>57.59</text:p>
              </table:table-cell>
              <table:table-cell office:value-type="float" office:value="0.5">
                <text:p>0.5</text:p>
              </table:table-cell>
              <table:table-cell office:value-type="float" office:value="36.1">
                <text:p>36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0.5">
                <text:p>0.5</text:p>
              </table:table-cell>
              <table:table-cell office:value-type="float" office:value="40.89">
                <text:p>40.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6.32">
                <text:p>76.32</text:p>
              </table:table-cell>
              <table:table-cell office:value-type="float" office:value="0.5">
                <text:p>0.5</text:p>
              </table:table-cell>
              <table:table-cell office:value-type="float" office:value="44.84">
                <text:p>44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9.92">
                <text:p>79.92</text:p>
              </table:table-cell>
              <table:table-cell office:value-type="float" office:value="0.5">
                <text:p>0.5</text:p>
              </table:table-cell>
              <table:table-cell office:value-type="float" office:value="48.3">
                <text:p>48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9">
                <text:p>87.9</text:p>
              </table:table-cell>
              <table:table-cell office:value-type="float" office:value="0.5">
                <text:p>0.5</text:p>
              </table:table-cell>
              <table:table-cell office:value-type="float" office:value="50.62">
                <text:p>50.6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2">
                <text:p>85.92</text:p>
              </table:table-cell>
              <table:table-cell office:value-type="float" office:value="0.5">
                <text:p>0.5</text:p>
              </table:table-cell>
              <table:table-cell office:value-type="float" office:value="51.37">
                <text:p>51.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7.34">
                <text:p>87.34</text:p>
              </table:table-cell>
              <table:table-cell office:value-type="float" office:value="0.5">
                <text:p>0.5</text:p>
              </table:table-cell>
              <table:table-cell office:value-type="float" office:value="52.1">
                <text:p>52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5.32">
                <text:p>85.32</text:p>
              </table:table-cell>
              <table:table-cell office:value-type="float" office:value="0.5">
                <text:p>0.5</text:p>
              </table:table-cell>
              <table:table-cell office:value-type="float" office:value="52.42">
                <text:p>5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.74">
                <text:p>83.74</text:p>
              </table:table-cell>
              <table:table-cell office:value-type="float" office:value="0.5">
                <text:p>0.5</text:p>
              </table:table-cell>
              <table:table-cell office:value-type="float" office:value="55.49">
                <text:p>55.4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.92">
                <text:p>88.92</text:p>
              </table:table-cell>
              <table:table-cell office:value-type="float" office:value="0.5">
                <text:p>0.5</text:p>
              </table:table-cell>
              <table:table-cell office:value-type="float" office:value="54.27">
                <text:p>54.27</text:p>
              </table:table-cell>
              <table:table-cell office:value-type="float" office:value="1.39">
                <text:p>1.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564cm" svg:y="0.4cm" chart:style-name="ch2">
          <text:p>/api Latency Performance (ms)</text:p>
        </chart:title>
        <chart:legend chart:legend-position="end" svg:x="19.331cm" svg:y="5.595cm" style:legend-expansion="high" chart:style-name="ch3"/>
        <chart:plot-area chart:style-name="ch4" table:cell-range-address="'API Latency'.A1:'API Latency'.E13" chart:data-source-has-labels="both" svg:x="1.453cm" svg:y="1.462cm" svg:width="17.406cm" svg:height="10.616cm">
          <chart:coordinate-region svg:x="2.304cm" svg:y="1.663cm" svg:width="16.353cm" svg:height="9.765cm"/>
          <chart:axis chart:dimension="x" chart:name="primary-x" chart:style-name="ch5" chartooo:axis-type="auto">
            <chartooo:date-scale/>
            <chart:title svg:x="8.179cm" svg:y="12.343cm" chart:style-name="ch6">
              <text:p>Simultaneous Connections</text:p>
            </chart:title>
            <chart:categories table:cell-range-address="'API Latency'.A2:'API Latency'.A13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PI Latency'.B2:'API Latency'.B13" chart:label-cell-address="'API Latency'.B1:'API Latency'.B1" chart:class="chart:line">
            <chart:data-point chart:repeated="12"/>
          </chart:series>
          <chart:series chart:attached-axis="primary-y" chart:style-name="ch11" chart:values-cell-range-address="'API Latency'.C2:'API Latency'.C13" chart:label-cell-address="'API Latency'.C1:'API Latency'.C1" chart:class="chart:line">
            <chart:data-point chart:repeated="12"/>
          </chart:series>
          <chart:series chart:attached-axis="primary-y" chart:style-name="ch12" chart:values-cell-range-address="'API Latency'.D2:'API Latency'.D13" chart:label-cell-address="'API Latency'.D1:'API Latency'.D1" chart:class="chart:line">
            <chart:data-point chart:repeated="12"/>
          </chart:series>
          <chart:series chart:attached-axis="primary-y" chart:style-name="ch13" chart:values-cell-range-address="'API Latency'.E2:'API Latency'.E13" chart:label-cell-address="'API Latency'.E1:'API Latency'.E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PI Latency'.B1:'API Latency'.B1</svg:desc>
                </draw:g>
              </table:table-cell>
              <table:table-cell office:value-type="string">
                <text:p>PsychicHTTP SSL</text:p>
                <draw:g>
                  <svg:desc>'API Latency'.C1:'API Latency'.C1</svg:desc>
                </draw:g>
              </table:table-cell>
              <table:table-cell office:value-type="string">
                <text:p>ArduinoMongoose</text:p>
                <draw:g>
                  <svg:desc>'API Latency'.D1:'API Latency'.D1</svg:desc>
                </draw:g>
              </table:table-cell>
              <table:table-cell office:value-type="string">
                <text:p>ESPAsyncTCP</text:p>
                <draw:g>
                  <svg:desc>'API Latency'.E1:'API Latency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PI Latency'.A2:'API Latency'.A13</svg:desc>
                </draw:g>
              </table:table-cell>
              <table:table-cell office:value-type="float" office:value="31.42">
                <text:p>31.42</text:p>
                <draw:g>
                  <svg:desc>'API Latency'.B2:'API Latency'.B13</svg:desc>
                </draw:g>
              </table:table-cell>
              <table:table-cell office:value-type="float" office:value="32.17">
                <text:p>32.17</text:p>
                <draw:g>
                  <svg:desc>'API Latency'.C2:'API Latency'.C13</svg:desc>
                </draw:g>
              </table:table-cell>
              <table:table-cell office:value-type="float" office:value="NaN">
                <text:p>NaN</text:p>
                <draw:g>
                  <svg:desc>'API Latency'.D2:'API Latency'.D13</svg:desc>
                </draw:g>
              </table:table-cell>
              <table:table-cell office:value-type="float" office:value="93.84">
                <text:p>93.84</text:p>
                <draw:g>
                  <svg:desc>'API Latency'.E2:'API Latency'.E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3.19">
                <text:p>43.19</text:p>
              </table:table-cell>
              <table:table-cell office:value-type="float" office:value="44.65">
                <text:p>44.65</text:p>
              </table:table-cell>
              <table:table-cell office:value-type="float" office:value="NaN">
                <text:p>NaN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8.63">
                <text:p>68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8.29">
                <text:p>58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1">
                <text:p>164.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.99">
                <text:p>6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67">
                <text:p>127.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4.53">
                <text:p>74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95">
                <text:p>134.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.11">
                <text:p>7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22">
                <text:p>126.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.9">
                <text:p>8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.64">
                <text:p>79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.57">
                <text:p>81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44">
                <text:p>156.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2.99">
                <text:p>8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.38">
                <text:p>174.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.14">
                <text:p>78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.75">
                <text:p>586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604cm" svg:y="0.4cm" chart:style-name="ch2">
          <text:p>/alien.png Performance (req/s)</text:p>
        </chart:title>
        <chart:legend chart:legend-position="end" svg:x="19.331cm" svg:y="5.595cm" style:legend-expansion="high" chart:style-name="ch3"/>
        <chart:plot-area chart:style-name="ch4" table:cell-range-address="'alien.png RPS'.A1:'alien.png RPS'.E13" chart:data-source-has-labels="both" svg:x="1.793cm" svg:y="1.462cm" svg:width="17.066cm" svg:height="10.616cm">
          <chart:coordinate-region svg:x="2.244cm" svg:y="1.663cm" svg:width="16.213cm" svg:height="9.765cm"/>
          <chart:axis chart:dimension="x" chart:name="primary-x" chart:style-name="ch5" chartooo:axis-type="text">
            <chart:title svg:x="8.349cm" svg:y="12.343cm" chart:style-name="ch6">
              <text:p>Simultaneous Connections</text:p>
            </chart:title>
            <chart:categories table:cell-range-address="'alien.png RPS'.A2:'alien.png RPS'.A13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lien.png RPS'.B2:'alien.png RPS'.B13" chart:label-cell-address="'alien.png RPS'.B1:'alien.png RPS'.B1" chart:class="chart:line">
            <chart:data-point chart:repeated="12"/>
          </chart:series>
          <chart:series chart:attached-axis="primary-y" chart:style-name="ch11" chart:values-cell-range-address="'alien.png RPS'.C2:'alien.png RPS'.C13" chart:label-cell-address="'alien.png RPS'.C1:'alien.png RPS'.C1" chart:class="chart:line">
            <chart:data-point chart:repeated="12"/>
          </chart:series>
          <chart:series chart:attached-axis="primary-y" chart:style-name="ch12" chart:values-cell-range-address="'alien.png RPS'.D2:'alien.png RPS'.D13" chart:label-cell-address="'alien.png RPS'.D1:'alien.png RPS'.D1" chart:class="chart:line">
            <chart:data-point chart:repeated="12"/>
          </chart:series>
          <chart:series chart:attached-axis="primary-y" chart:style-name="ch13" chart:values-cell-range-address="'alien.png RPS'.E2:'alien.png RPS'.E13" chart:label-cell-address="'alien.png RPS'.E1:'alien.png RPS'.E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lien.png RPS'.B1:'alien.png RPS'.B1</svg:desc>
                </draw:g>
              </table:table-cell>
              <table:table-cell office:value-type="string">
                <text:p>PsychicHTTP SSL</text:p>
                <draw:g>
                  <svg:desc>'alien.png RPS'.C1:'alien.png RPS'.C1</svg:desc>
                </draw:g>
              </table:table-cell>
              <table:table-cell office:value-type="string">
                <text:p>ArduinoMongoose</text:p>
                <draw:g>
                  <svg:desc>'alien.png RPS'.D1:'alien.png RPS'.D1</svg:desc>
                </draw:g>
              </table:table-cell>
              <table:table-cell office:value-type="string">
                <text:p>ESPAsyncTCP</text:p>
                <draw:g>
                  <svg:desc>'alien.png RPS'.E1:'alien.png RP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ien.png RPS'.A2:'alien.png RPS'.A13</svg:desc>
                </draw:g>
              </table:table-cell>
              <table:table-cell office:value-type="float" office:value="4.82">
                <text:p>4.82</text:p>
                <draw:g>
                  <svg:desc>'alien.png RPS'.B2:'alien.png RPS'.B13</svg:desc>
                </draw:g>
              </table:table-cell>
              <table:table-cell office:value-type="float" office:value="3.54">
                <text:p>3.54</text:p>
                <draw:g>
                  <svg:desc>'alien.png RPS'.C2:'alien.png RPS'.C13</svg:desc>
                </draw:g>
              </table:table-cell>
              <table:table-cell office:value-type="float" office:value="3.15">
                <text:p>3.15</text:p>
                <draw:g>
                  <svg:desc>'alien.png RPS'.D2:'alien.png RPS'.D13</svg:desc>
                </draw:g>
              </table:table-cell>
              <table:table-cell office:value-type="float" office:value="0.1">
                <text:p>0.1</text:p>
                <draw:g>
                  <svg:desc>'alien.png RPS'.E2:'alien.png RPS'.E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15">
                <text:p>6.15</text:p>
              </table:table-cell>
              <table:table-cell office:value-type="float" office:value="4.09">
                <text:p>4.09</text:p>
              </table:table-cell>
              <table:table-cell office:value-type="float" office:value="4.64">
                <text:p>4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29">
                <text:p>6.29</text:p>
              </table:table-cell>
              <table:table-cell office:value-type="float" office:value="0.7">
                <text:p>0.7</text:p>
              </table:table-cell>
              <table:table-cell office:value-type="float" office:value="5.62">
                <text:p>5.6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27">
                <text:p>6.27</text:p>
              </table:table-cell>
              <table:table-cell office:value-type="float" office:value="0.7">
                <text:p>0.7</text:p>
              </table:table-cell>
              <table:table-cell office:value-type="float" office:value="6.47">
                <text:p>6.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35">
                <text:p>6.35</text:p>
              </table:table-cell>
              <table:table-cell office:value-type="float" office:value="0.7">
                <text:p>0.7</text:p>
              </table:table-cell>
              <table:table-cell office:value-type="float" office:value="7.25">
                <text:p>7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1">
                <text:p>6.1</text:p>
              </table:table-cell>
              <table:table-cell office:value-type="float" office:value="0.7">
                <text:p>0.7</text:p>
              </table:table-cell>
              <table:table-cell office:value-type="float" office:value="7.7">
                <text:p>7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34">
                <text:p>6.34</text:p>
              </table:table-cell>
              <table:table-cell office:value-type="float" office:value="0.7">
                <text:p>0.7</text:p>
              </table:table-cell>
              <table:table-cell office:value-type="float" office:value="8.06">
                <text:p>8.0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0.7">
                <text:p>0.7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35">
                <text:p>6.35</text:p>
              </table:table-cell>
              <table:table-cell office:value-type="float" office:value="0.7">
                <text:p>0.7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5">
                <text:p>6.45</text:p>
              </table:table-cell>
              <table:table-cell office:value-type="float" office:value="0.7">
                <text:p>0.7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35">
                <text:p>6.3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39">
                <text:p>6.3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564cm" svg:y="0.4cm" chart:style-name="ch2">
          <text:p>/api Latency Performance (ms)</text:p>
        </chart:title>
        <chart:legend chart:legend-position="end" svg:x="19.331cm" svg:y="5.595cm" style:legend-expansion="high" chart:style-name="ch3"/>
        <chart:plot-area chart:style-name="ch4" table:cell-range-address="'alien.png Latency'.A1:'alien.png Latency'.E13" chart:data-source-has-labels="both" svg:x="1.453cm" svg:y="1.462cm" svg:width="17.406cm" svg:height="10.616cm">
          <chart:coordinate-region svg:x="2.304cm" svg:y="1.664cm" svg:width="16.153cm" svg:height="9.764cm"/>
          <chart:axis chart:dimension="x" chart:name="primary-x" chart:style-name="ch5" chartooo:axis-type="auto">
            <chartooo:date-scale/>
            <chart:title svg:x="8.179cm" svg:y="12.343cm" chart:style-name="ch6">
              <text:p>Simultaneous Connections</text:p>
            </chart:title>
            <chart:categories table:cell-range-address="'alien.png Latency'.A2:'alien.png Latency'.A13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lien.png Latency'.B2:'alien.png Latency'.B13" chart:label-cell-address="'alien.png Latency'.B1:'alien.png Latency'.B1" chart:class="chart:line">
            <chart:data-point chart:repeated="12"/>
          </chart:series>
          <chart:series chart:attached-axis="primary-y" chart:style-name="ch11" chart:values-cell-range-address="'alien.png Latency'.C2:'alien.png Latency'.C13" chart:label-cell-address="'alien.png Latency'.C1:'alien.png Latency'.C1" chart:class="chart:line">
            <chart:data-point chart:repeated="12"/>
          </chart:series>
          <chart:series chart:attached-axis="primary-y" chart:style-name="ch12" chart:values-cell-range-address="'alien.png Latency'.D2:'alien.png Latency'.D13" chart:label-cell-address="'alien.png Latency'.D1:'alien.png Latency'.D1" chart:class="chart:line">
            <chart:data-point chart:repeated="12"/>
          </chart:series>
          <chart:series chart:attached-axis="primary-y" chart:style-name="ch13" chart:values-cell-range-address="'alien.png Latency'.E2:'alien.png Latency'.E13" chart:label-cell-address="'alien.png Latency'.E1:'alien.png Latency'.E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lien.png Latency'.B1:'alien.png Latency'.B1</svg:desc>
                </draw:g>
              </table:table-cell>
              <table:table-cell office:value-type="string">
                <text:p>PsychicHTTP SSL</text:p>
                <draw:g>
                  <svg:desc>'alien.png Latency'.C1:'alien.png Latency'.C1</svg:desc>
                </draw:g>
              </table:table-cell>
              <table:table-cell office:value-type="string">
                <text:p>ArduinoMongoose</text:p>
                <draw:g>
                  <svg:desc>'alien.png Latency'.D1:'alien.png Latency'.D1</svg:desc>
                </draw:g>
              </table:table-cell>
              <table:table-cell office:value-type="string">
                <text:p>ESPAsyncTCP</text:p>
                <draw:g>
                  <svg:desc>'alien.png Latency'.E1:'alien.png Latency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ien.png Latency'.A2:'alien.png Latency'.A13</svg:desc>
                </draw:g>
              </table:table-cell>
              <table:table-cell office:value-type="float" office:value="206.85">
                <text:p>206.85</text:p>
                <draw:g>
                  <svg:desc>'alien.png Latency'.B2:'alien.png Latency'.B13</svg:desc>
                </draw:g>
              </table:table-cell>
              <table:table-cell office:value-type="float" office:value="281.55">
                <text:p>281.55</text:p>
                <draw:g>
                  <svg:desc>'alien.png Latency'.C2:'alien.png Latency'.C13</svg:desc>
                </draw:g>
              </table:table-cell>
              <table:table-cell office:value-type="float" office:value="NaN">
                <text:p>NaN</text:p>
                <draw:g>
                  <svg:desc>'alien.png Latency'.D2:'alien.png Latency'.D13</svg:desc>
                </draw:g>
              </table:table-cell>
              <table:table-cell office:value-type="float" office:value="145.84">
                <text:p>145.84</text:p>
                <draw:g>
                  <svg:desc>'alien.png Latency'.E2:'alien.png Latency'.E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4.51">
                <text:p>324.51</text:p>
              </table:table-cell>
              <table:table-cell office:value-type="float" office:value="488.51">
                <text:p>488.51</text:p>
              </table:table-cell>
              <table:table-cell office:value-type="float" office:value="NaN">
                <text:p>NaN</text:p>
              </table:table-cell>
              <table:table-cell office:value-type="float" office:value="245.34">
                <text:p>245.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4.5">
                <text:p>47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56">
                <text:p>280.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.55">
                <text:p>372.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27">
                <text:p>399.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98">
                <text:p>422.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.3">
                <text:p>493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